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3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 draw:notify-on-update-of-ranges="'2015-2016'.A2:'2015-2016'.A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5"/>
          <table:table-cell table:number-columns-repeated="2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1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1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1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1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1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9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1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1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1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1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1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1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9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1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12"/>
          <table:table-cell table:style-name="ce19"/>
          <table:table-cell table:style-name="ce21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13"/>
          <table:table-cell table:style-name="ce19"/>
          <table:table-cell table:style-name="ce21"/>
          <table:table-cell table:number-columns-repeated="1005"/>
        </table:table-row>
        <table:table-row table:style-name="ro1" table:number-rows-repeated="104852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loext:p draw:notify-on-update-of-ranges="'2016-2017'.A2:'2016-2017'.A49 '2016-2017'.Q1:'2016-2017'.Q1 '2016-2017'.Q2:'2016-2017'.Q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1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1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1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1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1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19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1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1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1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1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1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1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1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1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1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1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1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1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1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9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1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1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1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1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1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1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15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7-2018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 draw:notify-on-update-of-ranges="'2017-2018'.A2:'2017-2018'.A50 '2017-2018'.Q1:'2017-2018'.Q1 '2017-2018'.Q2:'2017-2018'.Q5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] = [.A2] ; [.Q2] ; [.Q2] + [.P2] + IF ([.A2] = [.A1] ; [.P1]; 0))" office:value-type="float" office:value="1589" calcext:value-type="float">
            <text:p>1589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4] = [.A3] ; [.Q3] ; [.Q3] + [.P3] + IF ([.A3] = [.A2] ; [.P2]; 0))" office:value-type="float" office:value="1585" calcext:value-type="float">
            <text:p>1585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5] = [.A4] ; [.Q4] ; [.Q4] + [.P4] + IF ([.A4] = [.A3] ; [.P3]; 0))" office:value-type="float" office:value="1585" calcext:value-type="float">
            <text:p>1585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6] = [.A5] ; [.Q5] ; [.Q5] + [.P5] + IF ([.A5] = [.A4] ; [.P4]; 0))" office:value-type="float" office:value="1577" calcext:value-type="float">
            <text:p>1577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7] = [.A6] ; [.Q6] ; [.Q6] + [.P6] + IF ([.A6] = [.A5] ; [.P5]; 0))" office:value-type="float" office:value="1577" calcext:value-type="float">
            <text:p>1577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8] = [.A7] ; [.Q7] ; [.Q7] + [.P7] + IF ([.A7] = [.A6] ; [.P6]; 0))" office:value-type="float" office:value="1552" calcext:value-type="float">
            <text:p>1552</text:p>
          </table:table-cell>
          <table:table-cell office:value-type="float" office:value="1681" calcext:value-type="float">
            <text:p>1681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1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9] = [.A8] ; [.Q8] ; [.Q8] + [.P8] + IF ([.A8] = [.A7] ; [.P7]; 0))" office:value-type="float" office:value="1552" calcext:value-type="float">
            <text:p>1552</text:p>
          </table:table-cell>
          <table:table-cell office:value-type="float" office:value="1593" calcext:value-type="float">
            <text:p>1593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10] = [.A9] ; [.Q9] ; [.Q9] + [.P9] + IF ([.A9] = [.A8] ; [.P8]; 0))" office:value-type="float" office:value="1576" calcext:value-type="float">
            <text:p>1576</text:p>
          </table:table-cell>
          <table:table-cell office:value-type="float" office:value="1531" calcext:value-type="float">
            <text:p>153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11] = [.A10] ; [.Q10] ; [.Q10] + [.P10] + IF ([.A10] = [.A9] ; [.P9]; 0))" office:value-type="float" office:value="1576" calcext:value-type="float">
            <text:p>1576</text:p>
          </table:table-cell>
          <table:table-cell office:value-type="float" office:value="1565" calcext:value-type="float">
            <text:p>1565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12] = [.A11] ; [.Q11] ; [.Q11] + [.P11] + IF ([.A11] = [.A10] ; [.P10]; 0))" office:value-type="float" office:value="1572" calcext:value-type="float">
            <text:p>1572</text:p>
          </table:table-cell>
          <table:table-cell office:value-type="float" office:value="1432" calcext:value-type="float">
            <text:p>1432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IF([.A13] = [.A12] ; [.Q12] ; [.Q12] + [.P12] + IF ([.A12] = [.A11] ; [.P11]; 0))" office:value-type="float" office:value="1572" calcext:value-type="float">
            <text:p>1572</text:p>
          </table:table-cell>
          <table:table-cell office:value-type="float" office:value="1664" calcext:value-type="float">
            <text:p>1664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1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14] = [.A13] ; [.Q13] ; [.Q13] + [.P13] + IF ([.A13] = [.A12] ; [.P12]; 0))" office:value-type="float" office:value="1571" calcext:value-type="float">
            <text:p>1571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71" calcext:value-type="float">
            <text:p>1571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1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6] = [.A15] ; [.Q15] ; [.Q15] + [.P15] + IF ([.A15] = [.A14] ; [.P14]; 0))" office:value-type="float" office:value="1567" calcext:value-type="float">
            <text:p>1567</text:p>
          </table:table-cell>
          <table:table-cell office:value-type="float" office:value="1521" calcext:value-type="float">
            <text:p>1521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1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7" calcext:value-type="float">
            <text:p>+7</text:p>
          </table:table-cell>
          <table:table-cell table:formula="of:=IF([.A17] = [.A16] ; [.Q16] ; [.Q16] + [.P16] + IF ([.A16] = [.A15] ; [.P15]; 0))" office:value-type="float" office:value="1567" calcext:value-type="float">
            <text:p>1567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1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table:formula="of:=IF([.A18] = [.A17] ; [.Q17] ; [.Q17] + [.P17] + IF ([.A17] = [.A16] ; [.P16]; 0))" office:value-type="float" office:value="1579" calcext:value-type="float">
            <text:p>1579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1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19] = [.A18] ; [.Q18] ; [.Q18] + [.P18] + IF ([.A18] = [.A17] ; [.P17]; 0))" office:value-type="float" office:value="1579" calcext:value-type="float">
            <text:p>1579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2" calcext:value-type="float">
            <text:p>2</text:p>
          </table:table-cell>
          <table:table-cell/>
          <table:table-cell table:formula="of:=IF([.A20] = [.A19] ; [.Q19] ; [.Q19] + [.P19] + IF ([.A19] = [.A18] ; [.P18]; 0))" office:value-type="float" office:value="1564" calcext:value-type="float">
            <text:p>1564</text:p>
          </table:table-cell>
          <table:table-cell table:number-columns-repeated="1003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1" table:formula="of:=COUNTIF([.D21:.L21];IF([.N21]=&quot;+&quot;;&quot;-&quot;;&quot;+&quot;))" office:value-type="float" office:value="1" calcext:value-type="float">
            <text:p>1</text:p>
          </table:table-cell>
          <table:table-cell/>
          <table:table-cell table:formula="of:=IF([.A21] = [.A20] ; [.Q20] ; [.Q20] + [.P20] + IF ([.A20] = [.A19] ; [.P19]; 0))" office:value-type="float" office:value="1564" calcext:value-type="float">
            <text:p>1564</text:p>
          </table:table-cell>
          <table:table-cell table:number-columns-repeated="1003"/>
        </table:table-row>
        <table:table-row table:style-name="ro1">
          <table:table-cell office:value-type="date" office:date-value="2017-11-28" calcext:value-type="date">
            <text:p>28.11.2017</text:p>
          </table:table-cell>
          <table:table-cell table:number-columns-repeated="15"/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table:number-columns-repeated="1003"/>
        </table:table-row>
        <table:table-row table:style-name="ro1" table:number-rows-repeated="1048553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.00.0000</text:date>, <text:time style:data-style-name="N2" text:time-value="12:13:24.03664935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89</meta:editing-cycles>
    <meta:editing-duration>PT4H14M17S</meta:editing-duration>
    <dc:title>Saison Ekkart</dc:title>
    <dc:date>2017-11-28T12:14:27.410618520</dc:date>
    <meta:generator>LibreOffice/5.1.6.2$Linux_X86_64 LibreOffice_project/10m0$Build-2</meta:generator>
    <meta:document-statistic meta:table-count="3" meta:cell-count="166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7-2018'.A2:'2017-2018'.A50 '2017-2018'.Q1:'2017-2018'.Q50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7-2018'.A2:'2017-2018'.A50"/>
          </chart:axis>
          <chart:axis chart:dimension="y" chart:name="primary-y" chart:style-name="ch5"/>
          <chart:series chart:style-name="ch6" chart:values-cell-range-address="'2017-2018'.Q2:'2017-2018'.Q50" chart:label-cell-address="'2017-2018'.Q1:'2017-2018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7-2018'.Q1:'2017-2018'.Q1</svg:desc>
                </draw:g>
              </table:table-cell>
            </table:table-row>
          </table:table-header-rows>
          <table:table-rows>
            <table:table-row>
              <table:table-cell office:value-type="float" office:value="42989">
                <text:p>42989</text:p>
                <draw:g>
                  <svg:desc>'2017-2018'.A2:'2017-2018'.A50</svg:desc>
                </draw:g>
              </table:table-cell>
              <table:table-cell office:value-type="float" office:value="1589">
                <text:p>1589</text:p>
                <draw:g>
                  <svg:desc>'2017-2018'.Q2:'2017-2018'.Q50</svg:desc>
                </draw:g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